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401684"/>
    </style:style>
    <style:style style:name="P11" style:family="paragraph" style:parent-style-name="Text_20_body">
      <style:text-properties officeooo:paragraph-rsid="003334da"/>
    </style:style>
    <style:style style:name="P12" style:family="paragraph" style:parent-style-name="Text_20_body">
      <style:text-properties officeooo:paragraph-rsid="003ca29c"/>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Heading_20_2">
      <style:text-properties officeooo:rsid="00180427" officeooo:paragraph-rsid="0032ac30"/>
    </style:style>
    <style:style style:name="P17" style:family="paragraph" style:parent-style-name="Heading_20_2">
      <style:text-properties officeooo:rsid="00180427" officeooo:paragraph-rsid="003334da"/>
    </style:style>
    <style:style style:name="P18" style:family="paragraph" style:parent-style-name="Heading_20_2">
      <style:text-properties officeooo:rsid="00180427" officeooo:paragraph-rsid="003ca29c"/>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officeooo:paragraph-rsid="002c0b72"/>
    </style:style>
    <style:style style:name="P21" style:family="paragraph" style:parent-style-name="Text_20_body" style:list-style-name="L1">
      <style:paragraph-properties fo:margin-top="0in" fo:margin-bottom="0in" style:contextual-spacing="false"/>
      <style:text-properties officeooo:rsid="002c0b72" officeooo:paragraph-rsid="002c0b72"/>
    </style:style>
    <style:style style:name="P22" style:family="paragraph" style:parent-style-name="Text_20_body" style:list-style-name="L2">
      <style:paragraph-properties fo:margin-top="0in" fo:margin-bottom="0in" style:contextual-spacing="false"/>
      <style:text-properties officeooo:paragraph-rsid="0032ac30"/>
    </style:style>
    <style:style style:name="P23" style:family="paragraph" style:parent-style-name="Text_20_body" style:list-style-name="L2">
      <style:paragraph-properties fo:margin-top="0in" fo:margin-bottom="0in" style:contextual-spacing="false"/>
      <style:text-properties officeooo:rsid="0023e236" officeooo:paragraph-rsid="0032ac30"/>
    </style:style>
    <style:style style:name="P24" style:family="paragraph" style:parent-style-name="Text_20_body" style:list-style-name="L2">
      <style:paragraph-properties fo:margin-top="0in" fo:margin-bottom="0in" style:contextual-spacing="false"/>
      <style:text-properties officeooo:rsid="0029185b" officeooo:paragraph-rsid="0032ac30"/>
    </style:style>
    <style:style style:name="P25" style:family="paragraph" style:parent-style-name="Text_20_body">
      <style:text-properties fo:color="#000000" loext:opacity="100%" officeooo:rsid="00393039" officeooo:paragraph-rsid="00393039"/>
    </style:style>
    <style:style style:name="P26" style:family="paragraph" style:parent-style-name="Text_20_body">
      <style:text-properties fo:color="#000000" loext:opacity="100%"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style:style>
    <style:style style:name="T4" style:family="text">
      <style:text-properties fo:color="#00ff00" loext:opacity="100%" officeooo:rsid="002af0a1"/>
    </style:style>
    <style:style style:name="T5" style:family="text">
      <style:text-properties fo:color="#ff0000" loext:opacity="100%" officeooo:rsid="002af0a1"/>
    </style:style>
    <style:style style:name="T6" style:family="text">
      <style:text-properties officeooo:rsid="002af0a1"/>
    </style:style>
    <style:style style:name="T7" style:family="text">
      <style:text-properties officeooo:rsid="002c0b72"/>
    </style:style>
    <style:style style:name="T8" style:family="text">
      <style:text-properties officeooo:rsid="002da702"/>
    </style:style>
    <style:style style:name="T9" style:family="text">
      <style:text-properties officeooo:rsid="002f595e"/>
    </style:style>
    <style:style style:name="T10" style:family="text">
      <style:text-properties officeooo:rsid="0032ac30"/>
    </style:style>
    <style:style style:name="T11" style:family="text">
      <style:text-properties officeooo:rsid="0029185b"/>
    </style:style>
    <style:style style:name="T12" style:family="text">
      <style:text-properties officeooo:rsid="0023e236"/>
    </style:style>
    <style:style style:name="T13" style:family="text">
      <style:text-properties officeooo:rsid="003334da"/>
    </style:style>
    <style:style style:name="T14" style:family="text">
      <style:text-properties officeooo:rsid="003ca29c"/>
    </style:style>
    <style:style style:name="T15"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10">Info</text:span> Scan</text:p>
      <text:p text:style-name="P9">Scan: <text:span text:style-name="T6">namp</text:span><text:span text:style-name="T9">search</text:span>.py<text:tab/><text:tab/><text:tab/><text:tab/><text:tab/><text:tab/><text:tab/><text:tab/>Result: <text:bookmark text:name="Grade"/><text:span text:style-name="T3">Complete</text:span></text:p>
      <text:p text:style-name="P3"/>
      <text:p text:style-name="P2"><text:span text:style-name="T2">E</text:span>xecutive Summary:</text:p>
      <text:p text:style-name="P6">After conducting a <text:span text:style-name="T6">discovery</text:span> scan <text:span text:style-name="T6">on the specified device’s IP provided</text:span>, <text:span text:style-name="T6">there will be 2 potential </text:span>results: "<text:span text:style-name="Strong_20_Emphasis"><text:span text:style-name="T4">Complete</text:span></text:span>" or "<text:span text:style-name="Strong_20_Emphasis"><text:span text:style-name="T5">Incomplete</text:span></text:span>".</text:p>
      <text:p text:style-name="Text_20_body"><text:span text:style-name="Strong_20_Emphasis"><text:span text:style-name="T4">Complete</text:span></text:span><text:span text:style-name="Strong_20_Emphasis"> Status:</text:span> Indicates <text:span text:style-name="T6">the scan completed properly and that details about this device have been successfully compiled in this report</text:span>. <text:span text:style-name="T6">If the device contains a lot of discoverable details or information relative to other devices:</text:span></text:p>
      <text:list text:style-name="L1">
        <text:list-item>
          <text:p text:style-name="P19">Re-run the scan to confirm <text:span text:style-name="T7">that details are consistent</text:span></text:p>
        </text:list-item>
        <text:list-item>
          <text:p text:style-name="P21">Confirm the identity of your device on the network</text:p>
        </text:list-item>
        <text:list-item>
          <text:p text:style-name="P21">Verify that the services running match the device’s purpose</text:p>
        </text:list-item>
        <text:list-item>
          <text:p text:style-name="P20">Run <text:span text:style-name="T7">recommended </text:span>vulnerability scan<text:span text:style-name="T7">(s) on the device</text:span></text:p>
        </text:list-item>
      </text:list>
      <text:p text:style-name="P5"><text:span text:style-name="T7">Now that more details are present about this machine, security focused scans can be run to test the </text:span>safe<text:span text:style-name="T7">ty of the computer</text:span>. An explanation of how <text:span text:style-name="T10">future </text:span><text:span text:style-name="T7">scans </text:span>work <text:span text:style-name="T7">are enumerated </text:span><text:span text:style-name="T10">their respective sections of the CATS software and reporting</text:span>.</text:p>
      <text:p text:style-name="P4"/>
      <text:p text:style-name="Text_20_body"><text:span text:style-name="Strong_20_Emphasis"><text:span text:style-name="T5">Incomplete</text:span></text:span><text:span text:style-name="Strong_20_Emphasis"> Status:</text:span> This indicates that the scan was unable to complete fully, leading to partial or <text:span text:style-name="T8">complete loss of </text:span>data collection. The reasons behind an Incomplete Status can vary widely, from network disruptions <text:span text:style-name="T8">to </text:span>manual termination. To <text:span text:style-name="T8">troubleshoot, </text:span>follow these steps:</text:p>
      <text:list text:style-name="L2">
        <text:list-item>
          <text:p text:style-name="P23"><text:span text:style-name="T11">Address </text:span>likely connection issue<text:span text:style-name="T11">s, </text:span><text:span text:style-name="T10">like network outages</text:span><text:span text:style-name="T11">.</text:span></text:p>
        </text:list-item>
        <text:list-item>
          <text:p text:style-name="P24">Make sure the device is on the same network as the CATS device.</text:p>
        </text:list-item>
        <text:list-item>
          <text:p text:style-name="P22"><text:span text:style-name="T12">V</text:span>erify <text:span text:style-name="T2">if the IP was correct </text:span><text:span text:style-name="T10">and</text:span><text:span text:style-name="T2"> the server was on</text:span></text:p>
        </text:list-item>
        <text:list-item>
          <text:p text:style-name="P22">Re-run the scan to confirm security.</text:p>
        </text:list-item>
      </text:list>
      <text:p text:style-name="Text_20_body">Implementing these steps is critical for ensuring that devices within your network are fully accounted for and assessed. This approach <text:span text:style-name="T10">gives </text:span>a deeper understanding of potential vulnerabilities and the overall security <text:span text:style-name="T10">status </text:span>of your devices.</text:p>
      <text:p text:style-name="P1"/>
      <text:h text:style-name="P13" text:outline-level="1">Appendix:</text:h>
      <text:h text:style-name="P15" text:outline-level="2"><text:span text:style-name="T10">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10">Computers each have a private IP, the one on the current network to talk between your devices, and a Public IP to access the Internet.</text:span></text:p>
      <text:h text:style-name="P15" text:outline-level="2"><text:soft-page-break/><text:span text:style-name="T10">Hostname</text:span>:</text:h>
      <text:p text:style-name="P1">Think of a hostname as the friendly name of a computer on a <text:span text:style-name="T10">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10">or “Desktop-JE8RNF2”. </text:span>This system makes navigating the digital world <text:span text:style-name="T10">easier and should often tell you a lot about a device at a glance if set up right</text:span>.</text:p>
      <text:h text:style-name="P16" text:outline-level="2"><text:span text:style-name="T10">Service</text:span>:</text:h>
      <text:p text:style-name="P8"><text:span text:style-name="T13">Setting up s</text:span><text:span text:style-name="T10">ervices </text:span>on a computer <text:span text:style-name="T10">is </text:span>like <text:span text:style-name="T13">constructing </text:span><text:span text:style-name="T10">a building for a purpose, like adding machinery or a large garage bay if you want the building to function as a manufactory or a shipping facility</text:span>. <text:span text:style-name="T10">To computers</text:span>, <text:span text:style-name="T10">a </text:span>service <text:span text:style-name="T10">is a </text:span>program that run<text:span text:style-name="T10">s</text:span> <text:span text:style-name="T10">constantly to give </text:span>functionalit<text:span text:style-name="T10">y</text:span> or support to other programs, users, or networks. For example, a web service allows your browser to <text:span text:style-name="T10">make and display websites that could be for your network or the Internet</text:span>, while an email service manages the sending and receiving of emails. These services work behind the scenes, <text:span text:style-name="T10">giving </text:span>that computer <text:span text:style-name="T10">that runs them a specific purpose in aiding your business. Services can add </text:span>a wide range of capabilities from file sharing, <text:span text:style-name="T10">to receiving critical updates or managing printers</text:span>.</text:p>
      <text:h text:style-name="P17" text:outline-level="2"><text:span text:style-name="T13">OS (Operating System)</text:span>:</text:h>
      <text:p text:style-name="P11">OS, short for Operating System, acts as the manager your computer<text:span text:style-name="T13">s hardware. </text:span>It's a powerful software that manages the hardware resources of a computer and provides a stable foundation upon which other applications can run. From the moment you press the power button, the OS <text:span text:style-name="T13">starts its </text:span>action<text:span text:style-name="T13">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8" text:outline-level="2"><text:span text:style-name="T14">TCP/UDP</text:span>:</text:h>
      <text:p text:style-name="P12"><text:span text:style-name="T14">S</text:span>ending <text:span text:style-name="T14">data over a network </text:span>could be likened to shipping packages. TCP (Transmission Control Protocol) is akin to sending a parcel with a tracking number. It ensures the package not only reaches its destination but also confirms its arrival <text:span text:style-name="T14">and integrity</text:span>. If something goes amiss, like the package getting lost, TCP ensures it's sent again</text:p>
      <text:p text:style-name="P12">UDP (User Datagram Protocol) is like sending a postcard. It's quick and simple; <text:span text:style-name="T14">parcels are sent </text:span>off. <text:span text:style-name="T14">However, t</text:span>here's no confirmation whether the postcard arrives. <text:span text:style-name="T14">I</text:span>t's faster because there's no back-and-forth checking. UDP is used when speed is crucial and a few lost messages don't matter much, such as live video streaming where a slight interruption is preferable over a delay.</text:p>
      <text:p text:style-name="P12">Together, TCP and UDP are the primary <text:span text:style-name="T15">methods </text:span>for sending bits of data — known as packets — over the Internet. They are the workhorses behind all of our online communications, each playing its unique role depending on the needs of the application.</text:p>
      <text:h text:style-name="P14" text:outline-level="1"><text:soft-page-break/><text:span text:style-name="T2">Sc</text:span><text:span text:style-name="T1">an </text:span>Result</text:h>
      <text:p text:style-name="P25"><text:bookmark text:name="IP"/>The IP address of the scanned device is: '10.0.2.4 '<text:line-break/></text:p>
      <text:p text:style-name="P25"><text:bookmark text:name="Hostname"/><text:line-break/>The name of the device: 'metasploitable' <text:line-break/></text:p>
      <text:p text:style-name="P25"><text:bookmark text:name="OS"/><text:line-break/>The OS of the device is presumed to be: 'Linux 2.6.9 - 2.6.33' <text:line-break/></text:p>
      <text:p text:style-name="P26"><text:bookmark text:name="Ports"/><text:line-break/>Below are the services found running on the computer<text:line-break/>A large number of services indicate that this is likely your server or some other important device<text:line-break/>The table is ordered like so: (number)/(tcp or udp) (open/closed/blocked) (service name)<text:line-break/>The number is what port the service runs on, followed by whether it uses tcp or udp<text:line-break/>If the service is turned off so to speak or not accepting users, it will be labelled as closed or blocked<text:line-break/>Lastly, the name of the service is at the end. This name is used in CATS vulnerability assessments<text:line-break/>If you'd like to learn more about what each service listed does or have questions about certain terms,<text:line-break/>go to https://techterms.com where user friendly definitions to any of the service names below can be found!<text:line-break/><text:line-break/> Port | State | Service <text:line-break/><text:line-break/>21/tcp open ftp<text:line-break/>22/tcp open ssh<text:line-break/>23/tcp open telnet<text:line-break/>25/tcp open smtp<text:line-break/>53/tcp open domain<text:line-break/>80/tcp open http<text:line-break/>111/tcp open rpcbind<text:line-break/>| 100000 2<text:line-break/>| 100003 2,3,4<text:line-break/>| 100005 1,2,3<text:line-break/>| 100021 1,3,4<text:line-break/>| 100024 1<text:line-break/>139/tcp open netbios-ssn<text:line-break/>445/tcp open netbios-ssn<text:line-break/>512/tcp open exec<text:line-break/>513/tcp open login<text:line-break/>514/tcp open tcpwrapped<text:line-break/>1099/tcp open java-rmi<text:line-break/>1524/tcp open bindshell<text:line-break/>2049/tcp open nfs<text:line-break/>2121/tcp open ftp<text:line-break/><text:soft-page-break/>3306/tcp open mysql<text:line-break/>5432/tcp open postgresql<text:line-break/>5900/tcp open vnc<text:line-break/>6000/tcp open X11<text:line-break/>6667/tcp open irc<text:line-break/>8180/tcp open http<text:line-break/><text:line-break/></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42:01.995876852</dc:date>
    <meta:editing-duration>PT2H6M41S</meta:editing-duration>
    <meta:editing-cycles>21</meta:editing-cycles>
    <meta:generator>LibreOffice/24.2.0.3$Linux_X86_64 LibreOffice_project/420$Build-3</meta:generator>
    <meta:document-statistic meta:table-count="0" meta:image-count="0" meta:object-count="0" meta:page-count="4" meta:paragraph-count="34" meta:word-count="1109" meta:character-count="6739" meta:non-whitespace-character-count="5649"/>
  </office:meta>
</office:document-meta>
</file>